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86" style:family="table-column">
      <style:table-column-properties fo:break-before="auto" style:column-width="5.569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2.108cm"/>
    </style:style>
    <style:style style:name="co74" style:family="table-column">
      <style:table-column-properties fo:break-before="auto" style:column-width="2.48cm"/>
    </style:style>
    <style:style style:name="co75" style:family="table-column">
      <style:table-column-properties fo:break-before="auto" style:column-width="1.614cm"/>
    </style:style>
    <style:style style:name="co76" style:family="table-column">
      <style:table-column-properties fo:break-before="auto" style:column-width="2.946cm"/>
    </style:style>
    <style:style style:name="co77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47" style:family="table-column">
      <style:table-column-properties fo:break-before="auto" style:column-width="6.798cm"/>
    </style:style>
    <style:style style:name="co78" style:family="table-column">
      <style:table-column-properties fo:break-before="auto" style:column-width="5.981cm"/>
    </style:style>
    <style:style style:name="co79" style:family="table-column">
      <style:table-column-properties fo:break-before="auto" style:column-width="8.047cm"/>
    </style:style>
    <style:style style:name="co80" style:family="table-column">
      <style:table-column-properties fo:break-before="auto" style:column-width="6.131cm"/>
    </style:style>
    <style:style style:name="co69" style:family="table-column">
      <style:table-column-properties fo:break-before="auto" style:column-width="5.472cm"/>
    </style:style>
    <style:style style:name="co81" style:family="table-column">
      <style:table-column-properties fo:break-before="auto" style:column-width="5.673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4.339cm"/>
    </style:style>
    <style:style style:name="co57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106" style:family="table-column">
      <style:table-column-properties fo:break-before="auto" style:column-width="4.761cm"/>
    </style:style>
    <style:style style:name="co107" style:family="table-column">
      <style:table-column-properties fo:break-before="auto" style:column-width="7.636cm"/>
    </style:style>
    <style:style style:name="co49" style:family="table-column">
      <style:table-column-properties fo:break-before="auto" style:column-width="2.258cm"/>
    </style:style>
    <style:style style:name="co108" style:family="table-column">
      <style:table-column-properties fo:break-before="auto" style:column-width="9.349cm"/>
    </style:style>
    <style:style style:name="co109" style:family="table-column">
      <style:table-column-properties fo:break-before="auto" style:column-width="10.952cm"/>
    </style:style>
    <style:style style:name="co110" style:family="table-column">
      <style:table-column-properties fo:break-before="auto" style:column-width="5.064cm"/>
    </style:style>
    <style:style style:name="co43" style:family="table-column">
      <style:table-column-properties fo:break-before="auto" style:column-width="6.288cm"/>
    </style:style>
    <style:style style:name="co44" style:family="table-column">
      <style:table-column-properties fo:break-before="auto" style:column-width="4.563cm"/>
    </style:style>
    <style:style style:name="co48" style:family="table-column">
      <style:table-column-properties fo:break-before="auto" style:column-width="4.932cm"/>
    </style:style>
    <style:style style:name="co50" style:family="table-column">
      <style:table-column-properties fo:break-before="auto" style:column-width="5.302cm"/>
    </style:style>
    <style:style style:name="co51" style:family="table-column">
      <style:table-column-properties fo:break-before="auto" style:column-width="7.523cm"/>
    </style:style>
    <style:style style:name="co63" style:family="table-column">
      <style:table-column-properties fo:break-before="auto" style:column-width="5.465cm"/>
    </style:style>
    <style:style style:name="co64" style:family="table-column">
      <style:table-column-properties fo:break-before="auto" style:column-width="3.422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02cm"/>
    </style:style>
    <style:style style:name="co67" style:family="table-column">
      <style:table-column-properties fo:break-before="auto" style:column-width="10.987cm"/>
    </style:style>
    <style:style style:name="co68" style:family="table-column">
      <style:table-column-properties fo:break-before="auto" style:column-width="4.701cm"/>
    </style:style>
    <style:style style:name="co70" style:family="table-column">
      <style:table-column-properties fo:break-before="auto" style:column-width="2.932cm"/>
    </style:style>
    <style:style style:name="co71" style:family="table-column">
      <style:table-column-properties fo:break-before="auto" style:column-width="1.695cm"/>
    </style:style>
    <style:style style:name="co82" style:family="table-column">
      <style:table-column-properties fo:break-before="auto" style:column-width="6.394cm"/>
    </style:style>
    <style:style style:name="co83" style:family="table-column">
      <style:table-column-properties fo:break-before="auto" style:column-width="5.8cm"/>
    </style:style>
    <style:style style:name="co84" style:family="table-column">
      <style:table-column-properties fo:break-before="auto" style:column-width="2.651cm"/>
    </style:style>
    <style:style style:name="co85" style:family="table-column">
      <style:table-column-properties fo:break-before="auto" style:column-width="4.747cm"/>
    </style:style>
    <style:style style:name="co87" style:family="table-column">
      <style:table-column-properties fo:break-before="auto" style:column-width="4.346cm"/>
    </style:style>
    <style:style style:name="co88" style:family="table-column">
      <style:table-column-properties fo:break-before="auto" style:column-width="3.731cm"/>
    </style:style>
    <style:style style:name="co89" style:family="table-column">
      <style:table-column-properties fo:break-before="auto" style:column-width="4.494cm"/>
    </style:style>
    <style:style style:name="co90" style:family="table-column">
      <style:table-column-properties fo:break-before="auto" style:column-width="17.009cm"/>
    </style:style>
    <style:style style:name="co91" style:family="table-column">
      <style:table-column-properties fo:break-before="auto" style:column-width="7.814cm"/>
    </style:style>
    <style:style style:name="co92" style:family="table-column">
      <style:table-column-properties fo:break-before="auto" style:column-width="2.96cm"/>
    </style:style>
    <style:style style:name="co93" style:family="table-column">
      <style:table-column-properties fo:break-before="auto" style:column-width="8.798cm"/>
    </style:style>
    <style:style style:name="co94" style:family="table-column">
      <style:table-column-properties fo:break-before="auto" style:column-width="3.806cm"/>
    </style:style>
    <style:style style:name="co95" style:family="table-column">
      <style:table-column-properties fo:break-before="auto" style:column-width="6.548cm"/>
    </style:style>
    <style:style style:name="co96" style:family="table-column">
      <style:table-column-properties fo:break-before="auto" style:column-width="9.128cm"/>
    </style:style>
    <style:style style:name="co97" style:family="table-column">
      <style:table-column-properties fo:break-before="auto" style:column-width="4.531cm"/>
    </style:style>
    <style:style style:name="co98" style:family="table-column">
      <style:table-column-properties fo:break-before="auto" style:column-width="3.884cm"/>
    </style:style>
    <style:style style:name="co99" style:family="table-column">
      <style:table-column-properties fo:break-before="auto" style:column-width="4.417cm"/>
    </style:style>
    <style:style style:name="co100" style:family="table-column">
      <style:table-column-properties fo:break-before="auto" style:column-width="5.087cm"/>
    </style:style>
    <style:style style:name="co101" style:family="table-column">
      <style:table-column-properties fo:break-before="auto" style:column-width="11.254cm"/>
    </style:style>
    <style:style style:name="co102" style:family="table-column">
      <style:table-column-properties fo:break-before="auto" style:column-width="17.852cm"/>
    </style:style>
    <style:style style:name="co103" style:family="table-column">
      <style:table-column-properties fo:break-before="auto" style:column-width="4.466cm"/>
    </style:style>
    <style:style style:name="co104" style:family="table-column">
      <style:table-column-properties fo:break-before="auto" style:column-width="6.964cm"/>
    </style:style>
    <style:style style:name="co105" style:family="table-column">
      <style:table-column-properties fo:break-before="auto" style:column-width="5.826cm"/>
    </style:style>
    <style:style style:name="co111" style:family="table-column">
      <style:table-column-properties fo:break-before="auto" style:column-width="10.181cm"/>
    </style:style>
    <style:style style:name="co112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0.877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37"/>
    <style:style style:name="ce3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6" table:number-columns-repeated="240" table:default-cell-style-name="Default"/>
        <table:table-row table:style-name="ro5">
          <table:table-cell table:style-name="ce17" office:value-type="string" calcext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unit</text:p>
          </table:table-cell>
          <table:table-cell table:style-name="ce23" office:value-type="string" calcext:value-type="string">
            <text:p>label</text:p>
          </table:table-cell>
          <table:table-cell table:style-name="ce24" office:value-type="string" calcext:value-type="string">
            <text:p>definition</text:p>
          </table:table-cell>
          <table:table-cell table:style-name="ce22" office:value-type="string" calcext:value-type="string">
            <text:p>comment</text:p>
          </table:table-cell>
          <table:table-cell table:style-name="ce21" table:number-columns-repeated="240"/>
        </table:table-row>
        <table:table-row table:style-name="ro2">
          <table:table-cell table:number-columns-repeated="2" table:style-name="ce18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INT_VALUE</text:p>
          </table:table-cell>
          <table:table-cell table:number-columns-repeated="2" table:style-name="ce18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FLOAT_VALUE</text:p>
          </table:table-cell>
          <table:table-cell table:number-columns-repeated="2" table:style-name="ce18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TEXT_VALUE</text:p>
          </table:table-cell>
          <table:table-cell table:number-columns-repeated="2" table:style-name="ce18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PROVIDER_ID</text:p>
          </table:table-cell>
          <table:table-cell table:number-columns-repeated="2" table:style-name="ce18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1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7">
          <table:table-cell table:style-name="ce17" office:value-type="string" calcext:value-type="string">
            <text:p>unit</text:p>
            <draw:control table:end-cell-address="unit.B1" table:end-x="1.129cm" table:end-y="0.905cm" draw:z-index="0" draw:name="Export CSV" draw:style-name="gr6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22" office:value-type="string" calcext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2" office:value-type="string" calcext:value-type="string">
            <text:p>subtype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</table:table-row>
        <table:table-row table:style-name="ro2">
          <table:table-cell table:style-name="ce18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8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8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8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9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number-columns-repeated="2" table:style-name="ce18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9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1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Communes</text:p>
          </table:table-cell>
        </table:table-row>
        <table:table-row table:style-name="ro2">
          <table:table-cell table:style-name="ce19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Identifiant de taxon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Départe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number-columns-repeated="2" office:value-type="string" calcext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Default"/>
        <table:table-column table:style-name="co70" table:default-cell-style-name="ce33"/>
        <table:table-column table:style-name="co71" table:default-cell-style-name="ce30"/>
        <table:table-column table:style-name="co82" table:number-columns-repeated="2" table:default-cell-style-name="Default"/>
        <table:table-row table:style-name="ro7">
          <table:table-cell table:style-name="ce17" office:value-type="string" calcext:value-type="string">
            <text:p>Unit</text:p>
            <draw:control table:end-cell-address="mode.B1" table:end-x="1.383cm" table:end-y="0.905cm" draw:z-index="0" draw:name="Export CSV" draw:style-name="gr6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Code</text:p>
          </table:table-cell>
          <table:table-cell table:style-name="ce17" office:value-type="string" calcext:value-type="string">
            <text:p>Position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efinition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Other broadleav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0" office:value-type="string" calcext:value-type="string">
            <text:p>Other conifer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Other shrub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0" office:value-type="string" calcext:value-type="string">
            <text:p>Abie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0" office:value-type="string" calcext:value-type="string">
            <text:p>Abies cephal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0" office:value-type="string" calcext:value-type="string">
            <text:p>Abies grand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0" office:value-type="string" calcext:value-type="string">
            <text:p>Abies lasio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0" office:value-type="string" calcext:value-type="string">
            <text:p>Abies nebro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Abies nordman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Abies pinsap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0" office:value-type="string" calcext:value-type="string">
            <text:p>Abies proc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0" office:value-type="string" calcext:value-type="string">
            <text:p>Abies sibi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0" office:value-type="string" calcext:value-type="string">
            <text:p>Abie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0" office:value-type="string" calcext:value-type="string">
            <text:p>Acacia cyanophyl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0" office:value-type="string" calcext:value-type="string">
            <text:p>Acacia cyclop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0" office:value-type="string" calcext:value-type="string">
            <text:p>Acacia dealb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0" office:value-type="string" calcext:value-type="string">
            <text:p>Acacia farne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0" office:value-type="string" calcext:value-type="string">
            <text:p>Acacia karo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0" office:value-type="string" calcext:value-type="string">
            <text:p>Acacia long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0" office:value-type="string" calcext:value-type="string">
            <text:p>Acacia mearns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0" office:value-type="string" calcext:value-type="string">
            <text:p>Acacia melanoxylon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0" office:value-type="string" calcext:value-type="string">
            <text:p>Acacia pycnanth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0" office:value-type="string" calcext:value-type="string">
            <text:p>Acacia retino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0" office:value-type="string" calcext:value-type="string">
            <text:p>Acac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0" office:value-type="string" calcext:value-type="string">
            <text:p>Acer campestr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0" office:value-type="string" calcext:value-type="string">
            <text:p>Acer granatens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0" office:value-type="string" calcext:value-type="string">
            <text:p>Acer heldreich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0" office:value-type="string" calcext:value-type="string">
            <text:p>Acer hyrca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0" office:value-type="string" calcext:value-type="string">
            <text:p>Acer lobel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0" office:value-type="string" calcext:value-type="string">
            <text:p>Acer monspessula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0" office:value-type="string" calcext:value-type="string">
            <text:p>Acer negund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0" office:value-type="string" calcext:value-type="string">
            <text:p>Acer obtusat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0" office:value-type="string" calcext:value-type="string">
            <text:p>Acer opa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0" office:value-type="string" calcext:value-type="string">
            <text:p>Acer platan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0" office:value-type="string" calcext:value-type="string">
            <text:p>Acer pseudoplata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0" office:value-type="string" calcext:value-type="string">
            <text:p>Acer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0" office:value-type="string" calcext:value-type="string">
            <text:p>Acer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0" office:value-type="string" calcext:value-type="string">
            <text:p>Acer steven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0" office:value-type="string" calcext:value-type="string">
            <text:p>Acer tataric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0" office:value-type="string" calcext:value-type="string">
            <text:p>Acer trautvetter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0" office:value-type="string" calcext:value-type="string">
            <text:p>Aesculus hippocastanea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0" office:value-type="string" calcext:value-type="string">
            <text:p>Ailanthus altissim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0" office:value-type="string" calcext:value-type="string">
            <text:p>Ailanthus sp. (glandulos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0" office:value-type="string" calcext:value-type="string">
            <text:p>Alnus cord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0" office:value-type="string" calcext:value-type="string">
            <text:p>Alnus glutin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0" office:value-type="string" calcext:value-type="string">
            <text:p>Alnus inc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0" office:value-type="string" calcext:value-type="string">
            <text:p>Al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0" office:value-type="string" calcext:value-type="string">
            <text:p>Alnus virid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0" office:value-type="string" calcext:value-type="string">
            <text:p>Amelanchier cana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0" office:value-type="string" calcext:value-type="string">
            <text:p>Amelanchier grand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0" office:value-type="string" calcext:value-type="string">
            <text:p>Amelanchier ov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0" office:value-type="string" calcext:value-type="string">
            <text:p>Amelanchier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0" office:value-type="string" calcext:value-type="string">
            <text:p>Amelanchier spi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0" office:value-type="string" calcext:value-type="string">
            <text:p>Arbutus andrachn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0" office:value-type="string" calcext:value-type="string">
            <text:p>Arbut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0" office:value-type="string" calcext:value-type="string">
            <text:p>Arbutus uned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0" office:value-type="string" calcext:value-type="string">
            <text:p>Berberis vulga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0" office:value-type="string" calcext:value-type="string">
            <text:p>Betula humili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0" office:value-type="string" calcext:value-type="string">
            <text:p>Betula nan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Betula pendu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0" office:value-type="string" calcext:value-type="string">
            <text:p>Betula pub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0" office:value-type="string" calcext:value-type="string">
            <text:p>Betul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0" office:value-type="string" calcext:value-type="string">
            <text:p>Buxus balea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0" office:value-type="string" calcext:value-type="string">
            <text:p>Buxus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0" office:value-type="string" calcext:value-type="string">
            <text:p>Bux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0" office:value-type="string" calcext:value-type="string">
            <text:p>Carpinus betu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0" office:value-type="string" calcext:value-type="string">
            <text:p>Carpinus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0" office:value-type="string" calcext:value-type="string">
            <text:p>Carpi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0" office:value-type="string" calcext:value-type="string">
            <text:p>Castanea sativ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0" office:value-type="string" calcext:value-type="string">
            <text:p>Castan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0" office:value-type="string" calcext:value-type="string">
            <text:p>Cedrus atlan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0" office:value-type="string" calcext:value-type="string">
            <text:p>Cedrus deoda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0" office:value-type="string" calcext:value-type="string">
            <text:p>Cedrus liban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0" office:value-type="string" calcext:value-type="string">
            <text:p>Ced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0" office:value-type="string" calcext:value-type="string">
            <text:p>Celtis austr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0" office:value-type="string" calcext:value-type="string">
            <text:p>Ceratonia siliqu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0" office:value-type="string" calcext:value-type="string">
            <text:p>Cercis siliquastrum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0" office:value-type="string" calcext:value-type="string">
            <text:p>Chamaecyparis lawso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0" office:value-type="string" calcext:value-type="string">
            <text:p>Chamaerops hum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Cinnamomum camph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0" office:value-type="string" calcext:value-type="string">
            <text:p>Cornus ma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0" office:value-type="string" calcext:value-type="string">
            <text:p>Cornus sangu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0" office:value-type="string" calcext:value-type="string">
            <text:p>Cor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0" office:value-type="string" calcext:value-type="string">
            <text:p>Corylus avell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0" office:value-type="string" calcext:value-type="string">
            <text:p>Cory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0" office:value-type="string" calcext:value-type="string">
            <text:p>Crataegus azaro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0" office:value-type="string" calcext:value-type="string">
            <text:p>Crataegus lacini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0" office:value-type="string" calcext:value-type="string">
            <text:p>Crataegus laevig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0" office:value-type="string" calcext:value-type="string">
            <text:p>Crataegus monogy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0" office:value-type="string" calcext:value-type="string">
            <text:p>Crataegus sp.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0" office:value-type="string" calcext:value-type="string">
            <text:p>Cryptomer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0" office:value-type="string" calcext:value-type="string">
            <text:p>Cupressus ariz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0" office:value-type="string" calcext:value-type="string">
            <text:p>Cupress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0" office:value-type="string" calcext:value-type="string">
            <text:p>Cupressus macro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0" office:value-type="string" calcext:value-type="string">
            <text:p>Cupressus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0" office:value-type="string" calcext:value-type="string">
            <text:p>Cupress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0" office:value-type="string" calcext:value-type="string">
            <text:p>Erica arbo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0" office:value-type="string" calcext:value-type="string">
            <text:p>Erica manipul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0" office:value-type="string" calcext:value-type="string">
            <text:p>Erica scop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Eric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0" office:value-type="string" calcext:value-type="string">
            <text:p>Eucalyptus camaldul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0" office:value-type="string" calcext:value-type="string">
            <text:p>Eucalyptus gomphocepha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0" office:value-type="string" calcext:value-type="string">
            <text:p>Eucalypt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0" office:value-type="string" calcext:value-type="string">
            <text:p>Euonymus europae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0" office:value-type="string" calcext:value-type="string">
            <text:p>Euonym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0" office:value-type="string" calcext:value-type="string">
            <text:p>Fag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0" office:value-type="string" calcext:value-type="string">
            <text:p>Fagus sylva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0" office:value-type="string" calcext:value-type="string">
            <text:p>Ficus ca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0" office:value-type="string" calcext:value-type="string">
            <text:p>Fi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0" office:value-type="string" calcext:value-type="string">
            <text:p>Frangula al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0" office:value-type="string" calcext:value-type="string">
            <text:p>Fraxinus angustifoli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0" office:value-type="string" calcext:value-type="string">
            <text:p>Fraxinus excelsio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0" office:value-type="string" calcext:value-type="string">
            <text:p>Fraxinus or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0" office:value-type="string" calcext:value-type="string">
            <text:p>Fraxinus pallisa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0" office:value-type="string" calcext:value-type="string">
            <text:p>Fraxinus pennsylvan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0" office:value-type="string" calcext:value-type="string">
            <text:p>Fraxi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0" office:value-type="string" calcext:value-type="string">
            <text:p>Gledits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0" office:value-type="string" calcext:value-type="string">
            <text:p>Hippophae rhamn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0" office:value-type="string" calcext:value-type="string">
            <text:p>Ilex aquifoli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Ile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0" office:value-type="string" calcext:value-type="string">
            <text:p>Ile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0" office:value-type="string" calcext:value-type="string">
            <text:p>Juglans 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0" office:value-type="string" calcext:value-type="string">
            <text:p>Juglan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0" office:value-type="string" calcext:value-type="string">
            <text:p>Juglans reg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0" office:value-type="string" calcext:value-type="string">
            <text:p>Juglan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0" office:value-type="string" calcext:value-type="string">
            <text:p>Juniperus co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0" office:value-type="string" calcext:value-type="string">
            <text:p>Juniperus oxycedr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0" office:value-type="string" calcext:value-type="string">
            <text:p>Juniperus phoenic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0" office:value-type="string" calcext:value-type="string">
            <text:p>Juniperus sab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0" office:value-type="string" calcext:value-type="string">
            <text:p>Junipe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0" office:value-type="string" calcext:value-type="string">
            <text:p>Juniperus thurif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0" office:value-type="string" calcext:value-type="string">
            <text:p>Juniperus virgi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0" office:value-type="string" calcext:value-type="string">
            <text:p>Laburnum alpi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0" office:value-type="string" calcext:value-type="string">
            <text:p>Laburnum anagyr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0" office:value-type="string" calcext:value-type="string">
            <text:p>Laburnum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0" office:value-type="string" calcext:value-type="string">
            <text:p>Larix decidu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0" office:value-type="string" calcext:value-type="string">
            <text:p>Larix kaempferi C25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0" office:value-type="string" calcext:value-type="string">
            <text:p>Lar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0" office:value-type="string" calcext:value-type="string">
            <text:p>Laurus azo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0" office:value-type="string" calcext:value-type="string">
            <text:p>Laurus nob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0" office:value-type="string" calcext:value-type="string">
            <text:p>Ligustrum vulgar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0" office:value-type="string" calcext:value-type="string">
            <text:p>Liriodendron tulipifer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0" office:value-type="string" calcext:value-type="string">
            <text:p>Lonicer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0" office:value-type="string" calcext:value-type="string">
            <text:p>Magnol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0" office:value-type="string" calcext:value-type="string">
            <text:p>Mal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0" office:value-type="string" calcext:value-type="string">
            <text:p>Ma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0" office:value-type="string" calcext:value-type="string">
            <text:p>Malus sylve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0" office:value-type="string" calcext:value-type="string">
            <text:p>Metasequo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0" office:value-type="string" calcext:value-type="string">
            <text:p>Moru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0" office:value-type="string" calcext:value-type="string">
            <text:p>Mor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0" office:value-type="string" calcext:value-type="string">
            <text:p>Mo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0" office:value-type="string" calcext:value-type="string">
            <text:p>Myrica fay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0" office:value-type="string" calcext:value-type="string">
            <text:p>Myrtus com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0" office:value-type="string" calcext:value-type="string">
            <text:p>Ocotea foet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0" office:value-type="string" calcext:value-type="string">
            <text:p>Olea europa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0" office:value-type="string" calcext:value-type="string">
            <text:p>Ol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0" office:value-type="string" calcext:value-type="string">
            <text:p>Ostrya carpin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0" office:value-type="string" calcext:value-type="string">
            <text:p>Paulownia toment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0" office:value-type="string" calcext:value-type="string">
            <text:p>Persea ind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0" office:value-type="string" calcext:value-type="string">
            <text:p>Phillyrea angust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0" office:value-type="string" calcext:value-type="string">
            <text:p>Phillyrea lat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0" office:value-type="string" calcext:value-type="string">
            <text:p>Phoeni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0" office:value-type="string" calcext:value-type="string">
            <text:p>Phoen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0" office:value-type="string" calcext:value-type="string">
            <text:p>Picconia excel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0" office:value-type="string" calcext:value-type="string">
            <text:p>Picea abie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0" office:value-type="string" calcext:value-type="string">
            <text:p>Picea engelmann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0" office:value-type="string" calcext:value-type="string">
            <text:p>Picea glau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0" office:value-type="string" calcext:value-type="string">
            <text:p>Picea omorik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0" office:value-type="string" calcext:value-type="string">
            <text:p>Picea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0" office:value-type="string" calcext:value-type="string">
            <text:p>Picea pung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0" office:value-type="string" calcext:value-type="string">
            <text:p>Picea sitch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0" office:value-type="string" calcext:value-type="string">
            <text:p>Pic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0" office:value-type="string" calcext:value-type="string">
            <text:p>Pinus bank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0" office:value-type="string" calcext:value-type="string">
            <text:p>Pinu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0" office:value-type="string" calcext:value-type="string">
            <text:p>Pinus cem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0" office:value-type="string" calcext:value-type="string">
            <text:p>Pinus contor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0" office:value-type="string" calcext:value-type="string">
            <text:p>Pinus halep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0" office:value-type="string" calcext:value-type="string">
            <text:p>Pinus heldreich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4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0" office:value-type="string" calcext:value-type="string">
            <text:p>Pinus leucoderm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0" office:value-type="string" calcext:value-type="string">
            <text:p>Pinus mugo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0" office:value-type="string" calcext:value-type="string">
            <text:p>Pinus nigr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0" office:value-type="string" calcext:value-type="string">
            <text:p>Pinus pinast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0" office:value-type="string" calcext:value-type="string">
            <text:p>Pinus p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0" office:value-type="string" calcext:value-type="string">
            <text:p>Pinus ponder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0" office:value-type="string" calcext:value-type="string">
            <text:p>Pinus radiat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0" office:value-type="string" calcext:value-type="string">
            <text:p>Pinus sp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0" office:value-type="string" calcext:value-type="string">
            <text:p>Pinus strob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0" office:value-type="string" calcext:value-type="string">
            <text:p>Pinus sylve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0" office:value-type="string" calcext:value-type="string">
            <text:p>Pinus uncinata (rotundat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0" office:value-type="string" calcext:value-type="string">
            <text:p>Pistacia atlan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0" office:value-type="string" calcext:value-type="string">
            <text:p>Pistacia lentisc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0" office:value-type="string" calcext:value-type="string">
            <text:p>Pistacia terebinth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0" office:value-type="string" calcext:value-type="string">
            <text:p>Platanus acer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0" office:value-type="string" calcext:value-type="string">
            <text:p>Platanus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0" office:value-type="string" calcext:value-type="string">
            <text:p>Platanus sp. (incl hybrid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0" office:value-type="string" calcext:value-type="string">
            <text:p>Pleiomeri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0" office:value-type="string" calcext:value-type="string">
            <text:p>Populu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0" office:value-type="string" calcext:value-type="string">
            <text:p>Popul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0" office:value-type="string" calcext:value-type="string">
            <text:p>Popu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0" office:value-type="string" calcext:value-type="string">
            <text:p>Populus tremu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0" office:value-type="string" calcext:value-type="string">
            <text:p>Populus x can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0" office:value-type="string" calcext:value-type="string">
            <text:p>Prunus armenia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0" office:value-type="string" calcext:value-type="string">
            <text:p>Prunus avi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0" office:value-type="string" calcext:value-type="string">
            <text:p>Prunus cerasif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0" office:value-type="string" calcext:value-type="string">
            <text:p>Prunus ceras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0" office:value-type="string" calcext:value-type="string">
            <text:p>Prun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0" office:value-type="string" calcext:value-type="string">
            <text:p>Prunus dulc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0" office:value-type="string" calcext:value-type="string">
            <text:p>Prun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0" office:value-type="string" calcext:value-type="string">
            <text:p>Prunus mahaleb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0" office:value-type="string" calcext:value-type="string">
            <text:p>Prunus padu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0" office:value-type="string" calcext:value-type="string">
            <text:p>Prunus pers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0" office:value-type="string" calcext:value-type="string">
            <text:p>Prunus serot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0" office:value-type="string" calcext:value-type="string">
            <text:p>Pru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0" office:value-type="string" calcext:value-type="string">
            <text:p>Prunus spin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0" office:value-type="string" calcext:value-type="string">
            <text:p>Pseudotsuga menzies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0" office:value-type="string" calcext:value-type="string">
            <text:p>Pyrus amygdaliform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0" office:value-type="string" calcext:value-type="string">
            <text:p>Pyrus com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0" office:value-type="string" calcext:value-type="string">
            <text:p>Pyrus pyrast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0" office:value-type="string" calcext:value-type="string">
            <text:p>Py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0" office:value-type="string" calcext:value-type="string">
            <text:p>Quercus aln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0" office:value-type="string" calcext:value-type="string">
            <text:p>Quercu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0" office:value-type="string" calcext:value-type="string">
            <text:p>Quercus cer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0" office:value-type="string" calcext:value-type="string">
            <text:p>Quercus coccifera (Q. calliprinos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0" office:value-type="string" calcext:value-type="string">
            <text:p>Quercus conges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0" office:value-type="string" calcext:value-type="string">
            <text:p>Quercus dalechamp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0" office:value-type="string" calcext:value-type="string">
            <text:p>Quercus fag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0" office:value-type="string" calcext:value-type="string">
            <text:p>Quercus frainett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0" office:value-type="string" calcext:value-type="string">
            <text:p>Quercus fruticosa</text:p>
          </table:table-cell>
          <table:table-cell table:style-name="ce30" office:value-type="string" calcext:value-type="string">
            <text:p>Quercus fruticos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0" office:value-type="string" calcext:value-type="string">
            <text:p>Quercus hartwis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0" office:value-type="string" calcext:value-type="string">
            <text:p>Quercus ilex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0" office:value-type="string" calcext:value-type="string">
            <text:p>Querc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0" office:value-type="string" calcext:value-type="string">
            <text:p>Quercus macrolepis (Q. aegilops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0" office:value-type="string" calcext:value-type="string">
            <text:p>Quercus ma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0" office:value-type="string" calcext:value-type="string">
            <text:p>Quercus palu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0" office:value-type="string" calcext:value-type="string">
            <text:p>Quercus peduncul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0" office:value-type="string" calcext:value-type="string">
            <text:p>Quercus petrae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0" office:value-type="string" calcext:value-type="string">
            <text:p>Quercus petraea (group) x pubesc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0" office:value-type="string" calcext:value-type="string">
            <text:p>Quercus petraea group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0" office:value-type="string" calcext:value-type="string">
            <text:p>Quercus poly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0" office:value-type="string" calcext:value-type="string">
            <text:p>Quercus pub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0" office:value-type="string" calcext:value-type="string">
            <text:p>Quercus pyrenaica (Q. toz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0" office:value-type="string" calcext:value-type="string">
            <text:p>Quercus robur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0" office:value-type="string" calcext:value-type="string">
            <text:p>Quercus robur x pyrena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0" office:value-type="string" calcext:value-type="string">
            <text:p>Quercus ru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0" office:value-type="string" calcext:value-type="string">
            <text:p>Quer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0" office:value-type="string" calcext:value-type="string">
            <text:p>Quercus sub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0" office:value-type="string" calcext:value-type="string">
            <text:p>Quercus troj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0" office:value-type="string" calcext:value-type="string">
            <text:p>Rhamnus alater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0" office:value-type="string" calcext:value-type="string">
            <text:p>Rhamnus catharticus (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0" office:value-type="string" calcext:value-type="string">
            <text:p>Rhamnus lycioides spp. ole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0" office:value-type="string" calcext:value-type="string">
            <text:p>Rham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0" office:value-type="string" calcext:value-type="string">
            <text:p>Rhus cori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0" office:value-type="string" calcext:value-type="string">
            <text:p>Rhus typh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0" office:value-type="string" calcext:value-type="string">
            <text:p>Robinia pseudoacac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0" office:value-type="string" calcext:value-type="string">
            <text:p>Salix alb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0" office:value-type="string" calcext:value-type="string">
            <text:p>Salix atro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0" office:value-type="string" calcext:value-type="string">
            <text:p>Salix babyl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0" office:value-type="string" calcext:value-type="string">
            <text:p>Salix cantab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0" office:value-type="string" calcext:value-type="string">
            <text:p>Salix cap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0" office:value-type="string" calcext:value-type="string">
            <text:p>Salix 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0" office:value-type="string" calcext:value-type="string">
            <text:p>Salix eleagno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0" office:value-type="string" calcext:value-type="string">
            <text:p>Salix frag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0" office:value-type="string" calcext:value-type="string">
            <text:p>Salix purpu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0" office:value-type="string" calcext:value-type="string">
            <text:p>Sal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0" office:value-type="string" calcext:value-type="string">
            <text:p>Salix vimin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0" office:value-type="string" calcext:value-type="string">
            <text:p>Sambucus ebu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0" office:value-type="string" calcext:value-type="string">
            <text:p>Sambuc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0" office:value-type="string" calcext:value-type="string">
            <text:p>Sambucus racem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0" office:value-type="string" calcext:value-type="string">
            <text:p>Sambu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0" office:value-type="string" calcext:value-type="string">
            <text:p>Sequoiadendron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0" office:value-type="string" calcext:value-type="string">
            <text:p>Sophora jap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0" office:value-type="string" calcext:value-type="string">
            <text:p>Sorbus 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0" office:value-type="string" calcext:value-type="string">
            <text:p>Sorbus aucup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0" office:value-type="string" calcext:value-type="string">
            <text:p>Sorbus chamaemespi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0" office:value-type="string" calcext:value-type="string">
            <text:p>Sorb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0" office:value-type="string" calcext:value-type="string">
            <text:p>Sorbus intermed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0" office:value-type="string" calcext:value-type="string">
            <text:p>Sorbus latifolia s.l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0" office:value-type="string" calcext:value-type="string">
            <text:p>Sorbus mougeot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0" office:value-type="string" calcext:value-type="string">
            <text:p>Sorb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0" office:value-type="string" calcext:value-type="string">
            <text:p>Sorbus tormin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0" office:value-type="string" calcext:value-type="string">
            <text:p>Tamarix afric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0" office:value-type="string" calcext:value-type="string">
            <text:p>Tamari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0" office:value-type="string" calcext:value-type="string">
            <text:p>Tamar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0" office:value-type="string" calcext:value-type="string">
            <text:p>Taxodium distich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0" office:value-type="string" calcext:value-type="string">
            <text:p>Taxus bac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0" office:value-type="string" calcext:value-type="string">
            <text:p>Tax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0" office:value-type="string" calcext:value-type="string">
            <text:p>Tetraclinis articul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0" office:value-type="string" calcext:value-type="string">
            <text:p>Thuja pli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0" office:value-type="string" calcext:value-type="string">
            <text:p>Thuja sp.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0" office:value-type="string" calcext:value-type="string">
            <text:p>Tilia cord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0" office:value-type="string" calcext:value-type="string">
            <text:p>Tilia platyphylo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0" office:value-type="string" calcext:value-type="string">
            <text:p>Til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0" office:value-type="string" calcext:value-type="string">
            <text:p>Tilia toment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0" office:value-type="string" calcext:value-type="string">
            <text:p>Tsuga cana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0" office:value-type="string" calcext:value-type="string">
            <text:p>Tsuga heterophyl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0" office:value-type="string" calcext:value-type="string">
            <text:p>Tsug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0" office:value-type="string" calcext:value-type="string">
            <text:p>Ulmus can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0" office:value-type="string" calcext:value-type="string">
            <text:p>Ulmus gla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0" office:value-type="string" calcext:value-type="string">
            <text:p>Ulmus laevi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0" office:value-type="string" calcext:value-type="string">
            <text:p>Ulmus minor (pumil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0" office:value-type="string" calcext:value-type="string">
            <text:p>Ulm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0" office:value-type="string" calcext:value-type="string">
            <text:p>Viburnum lant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0" office:value-type="string" calcext:value-type="string">
            <text:p>Viburnum opulus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1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Boyn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Vrigny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Ascoux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Pithiviers</text:p>
          </table:table-cell>
        </table:table-row>
        <table:table-row table:style-name="ro2">
          <table:table-cell table:style-name="ce19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0"/>
          <table:table-cell table:number-columns-repeated="3"/>
        </table:table-row>
        <table:table-row table:style-name="ro2" table:number-rows-repeated="5">
          <table:table-cell table:style-name="ce31"/>
          <table:table-cell table:number-columns-repeated="2"/>
          <table:table-cell table:style-name="ce31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0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0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7"/>
        <table:table-column table:style-name="co6" table:number-columns-repeated="2" table:default-cell-style-name="ce32"/>
        <table:table-column table:style-name="co6" table:number-columns-repeated="2" table:default-cell-style-name="ce24"/>
        <table:table-column table:style-name="co6" table:number-columns-repeated="2" table:default-cell-style-name="ce17"/>
        <table:table-row table:style-name="ro9">
          <table:table-cell office:value-type="string" calcext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_c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s_leaf</text:p>
          </table:table-cell>
        </table:table-row>
        <table:table-row table:style-name="ro9">
          <table:table-cell table:style-name="ce19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3" table:default-cell-style-name="ce21"/>
        <table:table-column table:style-name="co84" table:default-cell-style-name="ce21"/>
        <table:table-column table:style-name="co85" table:default-cell-style-name="ce21"/>
        <table:table-column table:style-name="co87" table:default-cell-style-name="ce21"/>
        <table:table-column table:style-name="co88" table:default-cell-style-name="ce21"/>
        <table:table-row table:style-name="ro5">
          <table:table-cell table:style-name="ce17" office:value-type="string" calcext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Source Code</text:p>
          </table:table-cell>
          <table:table-cell table:style-name="ce17" office:value-type="string" calcext:value-type="string">
            <text:p>Destination Unit</text:p>
          </table:table-cell>
          <table:table-cell table:style-name="ce24" office:value-type="string" calcext:value-type="string">
            <text:p>Destination Code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5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5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5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Default"/>
        <table:table-column table:style-name="co90" table:default-cell-style-name="Default"/>
        <table:table-row table:style-name="ro10">
          <table:table-cell table:style-name="ce17" office:value-type="string" calcext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1" table:default-cell-style-name="Default"/>
        <table:table-column table:style-name="co26" table:number-columns-repeated="2" table:default-cell-style-name="Default"/>
        <table:table-column table:style-name="co92" table:default-cell-style-name="Default"/>
        <table:table-column table:style-name="co6" table:number-columns-repeated="252" table:default-cell-style-name="Default"/>
        <table:table-row table:style-name="ro11">
          <table:table-cell table:style-name="ce24" office:value-type="string" calcext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37" office:value-type="string" calcext:value-type="string">
            <text:p>PERCENTAG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ce21"/>
        <table:table-column table:style-name="co69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6" table:default-cell-style-name="Default"/>
        <table:table-row table:style-name="ro7">
          <table:table-cell table:style-name="ce17" office:value-type="string" calcext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Table Name</text:p>
          </table:table-cell>
          <table:table-cell table:style-name="ce24" office:value-type="string" calcext:value-type="string">
            <text:p>Schema</text:p>
          </table:table-cell>
          <table:table-cell table:style-name="ce24" office:value-type="string" calcext:value-type="string">
            <text:p>Primary Keys</text:p>
          </table:table-cell>
          <table:table-cell table:style-name="ce24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1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1" office:value-type="string" calcext:value-type="string">
            <text:p>SPECIES_DATA</text:p>
          </table:table-cell>
          <table:table-cell table:style-name="ce21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1" office:value-type="string" calcext:value-type="string">
            <text:p>TREE_DATA</text:p>
          </table:table-cell>
          <table:table-cell table:style-name="ce21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1" office:value-type="string" calcext:value-type="string">
            <text:p>HARMONIZED_LOCATION</text:p>
          </table:table-cell>
          <table:table-cell table:style-name="ce21" office:value-type="string" calcext:value-type="string">
            <text:p>HARMONIZED_DATA</text:p>
          </table:table-cell>
          <table:table-cell table:style-name="ce19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21" office:value-type="string" calcext:value-type="string">
            <text:p>HARMONIZED_DATA</text:p>
          </table:table-cell>
          <table:table-cell table:style-name="ce19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1" office:value-type="string" calcext:value-type="string">
            <text:p>HARMONIZED_SPECIES_DATA</text:p>
          </table:table-cell>
          <table:table-cell table:style-name="ce21" office:value-type="string" calcext:value-type="string">
            <text:p>HARMONIZED_DATA</text:p>
          </table:table-cell>
          <table:table-cell table:style-name="ce19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1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86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number-columns-repeated="5" table:default-cell-style-name="Default"/>
        <table:table-row table:style-name="ro12">
          <table:table-cell table:style-name="ce36" office:value-type="string" calcext:value-type="string">
            <text:p>Data</text:p>
          </table:table-cell>
          <table:table-cell table:style-name="ce36" office:value-type="string" calcext:value-type="string">
            <text:p>Format</text:p>
          </table:table-cell>
          <table:table-cell table:style-name="ce36" office:value-type="string" calcext:value-type="string">
            <text:p>Column_Name</text:p>
          </table:table-cell>
          <table:table-cell table:style-name="ce36" office:value-type="string" calcext:value-type="string">
            <text:p>isCalculated</text:p>
          </table:table-cell>
          <table:table-cell table:style-name="ce36" office:value-type="string" calcext:value-type="string">
            <text:p>idEditable</text:p>
          </table:table-cell>
          <table:table-cell table:style-name="ce36" office:value-type="string" calcext:value-type="string">
            <text:p>isInsertable</text:p>
          </table:table-cell>
          <table:table-cell table:style-name="ce36" office:value-type="string" calcext:value-type="string">
            <text:p>isMandatory</text:p>
          </table:table-cell>
          <table:table-cell table:style-name="ce36" office:value-type="string" calcext:value-type="string">
            <text:p>Position</text:p>
          </table:table-cell>
          <table:table-cell table:style-name="ce36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9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9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8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>
            <text:p>Data</text:p>
          </table:table-cell>
          <table:table-cell table:style-name="ce25" office:value-type="string">
            <text:p>Format</text:p>
          </table:table-cell>
          <table:table-cell table:style-name="ce25" office:value-type="string">
            <text:p>isCriteria</text:p>
          </table:table-cell>
          <table:table-cell table:style-name="ce25" office:value-type="string">
            <text:p>isResult</text:p>
          </table:table-cell>
          <table:table-cell table:style-name="ce25" office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is default criteria</text:p>
          </table:table-cell>
          <table:table-cell table:style-name="ce25" office:value-type="string">
            <text:p>is default result</text:p>
          </table:table-cell>
          <table:table-cell table:style-name="ce25" office:value-type="string">
            <text:p>default_value</text:p>
          </table:table-cell>
          <table:table-cell table:style-name="ce25" office:value-type="string">
            <text:p>decimals</text:p>
          </table:table-cell>
          <table:table-cell table:style-name="ce2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4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ile_field" table:style-name="ta1" table:print="false">
        <table:table-column table:style-name="co45" table:default-cell-style-name="ce4"/>
        <table:table-column table:style-name="co46" table:default-cell-style-name="ce4"/>
        <table:table-column table:style-name="co6" table:default-cell-style-name="ce4"/>
        <table:table-column table:style-name="co47" table:default-cell-style-name="ce4"/>
        <table:table-column table:style-name="co6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9" table:default-cell-style-name="Default"/>
        <table:table-column table:style-name="co81" table:default-cell-style-name="Default"/>
        <table:table-row table:style-name="ro2">
          <table:table-cell table:style-name="ce25" office:value-type="string">
            <text:p>SRC_DATA</text:p>
          </table:table-cell>
          <table:table-cell table:style-name="ce25" office:value-type="string">
            <text:p>SRC_FORMAT</text:p>
          </table:table-cell>
          <table:table-cell table:style-name="ce25" office:value-type="string">
            <text:p>DST_DATA</text:p>
          </table:table-cell>
          <table:table-cell table:style-name="ce25" office:value-type="string">
            <text:p>DST_FORMAT</text:p>
          </table:table-cell>
          <table:table-cell table:style-name="ce2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FILE</text:p>
          </table:table-cell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FILE</text:p>
          </table:table-cell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FILE</text:p>
          </table:table-cell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13" office:value-type="string">
            <text:p>LOCATION_FILE</text:p>
          </table:table-cell>
          <table:table-cell office:value-type="string">
            <text:p>COMMUNES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13" office:value-type="string">
            <text:p>LOCATION_FILE</text:p>
          </table:table-cell>
          <table:table-cell office:value-type="string">
            <text:p>DEPARTE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FILE</text:p>
          </table:table-cell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table:style-name="ce13" office:value-type="string">
            <text:p>SPECIES_FILE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PLOT_CODE</text:p>
          </table:table-cell>
          <table:table-cell office:value-type="string">
            <text:p>TREE_FILE</text:p>
          </table:table-cell>
          <table:table-cell table:style-name="ce13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CYCLE</text:p>
          </table:table-cell>
          <table:table-cell office:value-type="string">
            <text:p>TREE_FILE</text:p>
          </table:table-cell>
          <table:table-cell table:style-name="ce13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13" office:value-type="string">
            <text:p>LOCATION_DATA</text:p>
          </table:table-cell>
          <table:table-cell office:value-type="string">
            <text:p>PROVIDER_ID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PLOT_CO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LAT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LONG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COMMENT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3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table:table-column table:style-name="co56" table:default-cell-style-name="Default"/>
        <table:table-column table:style-name="co46" table:number-columns-repeated="2" table:default-cell-style-name="Default"/>
        <table:table-column table:style-name="co57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0" table:default-cell-style-name="Default"/>
        <table:table-column table:style-name="co101" table:number-columns-repeated="2" table:default-cell-style-name="Default"/>
        <table:table-column table:style-name="co102" table:default-cell-style-name="ce40"/>
        <table:table-row table:style-name="ro7"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text:p>Schema Name</text:p>
          </table:table-cell>
          <table:table-cell table:style-name="ce17" office:value-type="string" calcext:value-type="string">
            <text:p>Label</text:p>
            <draw:control table:end-cell-address="table_schema.D1" table:end-x="0.012cm" table:end-y="0.906cm" draw:z-index="0" draw:name="Export CSV" draw:style-name="gr6" draw:text-style-name="P4" svg:width="9.479cm" svg:height="0.905cm" svg:x="1.787cm" svg:y="0.001cm" draw:control="control9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1" office:value-type="string" calcext:value-type="string">
            <text:p>Raw Data</text:p>
          </table:table-cell>
          <table:table-cell table:style-name="ce21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1" office:value-type="string" calcext:value-type="string">
            <text:p>Harmonized Data</text:p>
          </table:table-cell>
          <table:table-cell table:style-name="ce21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1" office:value-type="string" calcext:value-type="string">
            <text:p>Metadata</text:p>
          </table:table-cell>
          <table:table-cell table:style-name="ce21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1" office:value-type="string" calcext:value-type="string">
            <text:p>Website</text:p>
          </table:table-cell>
          <table:table-cell table:style-name="ce21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1" office:value-type="string" calcext:value-type="string">
            <text:p>Public</text:p>
          </table:table-cell>
          <table:table-cell table:style-name="ce21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1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ce40"/>
        <table:table-column table:style-name="co111" table:default-cell-style-name="Default"/>
        <table:table-column table:style-name="co112" table:default-cell-style-name="Default"/>
        <table:table-row table:style-name="ro7"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Parent Table</text:p>
          </table:table-cell>
          <table:table-cell table:style-name="ce24" office:value-type="string" calcext:value-type="string">
            <text:p>Join Key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1" office:value-type="string" calcext:value-type="string">
            <text:p>PLOT_DATA</text:p>
          </table:table-cell>
          <table:table-cell table:style-name="ce21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1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21" office:value-type="string" calcext:value-type="string">
            <text:p>HARMONIZED_LOCATION_DATA</text:p>
          </table:table-cell>
          <table:table-cell table:style-name="ce19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19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1" office:value-type="string" calcext:value-type="string">
            <text:p>HARMONIZED_PLOT_DATA</text:p>
          </table:table-cell>
          <table:table-cell table:style-name="ce19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1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currency-style style:name="N2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7:11:45.7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5-05-12T17:13:02.827000000</dc:date>
    <meta:printed-by>Eva LACARCE</meta:printed-by>
    <meta:print-date>2007-07-11T11:03:29</meta:print-date>
    <meta:editing-cycles>1555</meta:editing-cycles>
    <meta:editing-duration>P11DT20M49S</meta:editing-duration>
    <meta:document-statistic meta:table-count="21" meta:cell-count="5461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